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9.121cm" table:align="left"/>
    </style:style>
    <style:style style:name="Tabla2.A" style:family="table-column">
      <style:table-column-properties style:column-width="10.16cm"/>
    </style:style>
    <style:style style:name="Tabla2.B" style:family="table-column">
      <style:table-column-properties style:column-width="2.117cm"/>
    </style:style>
    <style:style style:name="Tabla2.C" style:family="table-column">
      <style:table-column-properties style:column-width="6.844cm"/>
    </style:style>
    <style:style style:name="Tabl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la2.C1" style:family="table-cell">
      <style:table-cell-properties style:vertical-align="middle" fo:padding="0.049cm" fo:border="0.002cm solid #000000"/>
    </style:style>
    <style:style style:name="Tabl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la2.C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la2.16" style:family="table-row">
      <style:table-row-properties style:min-row-height="2.027c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1">
      <style:paragraph-properties fo:margin-left="0cm" fo:margin-right="0cm" fo:text-indent="0cm" style:auto-text-indent="fals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<text:bookmark text:name="Checklist-de-satisfaccion"/>Cuestionario de satisfacción</text:h>
      <text:p text:style-name="Text_20_body">Por favor, tras finalizar el proceso de instalación/implantación/migración, rellene éste formulario y envíelo al CAU lo antes posible. Ésta información puede servirnos de gran ayuda. Gracias.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Heading">Comprobación</text:p>
          </table:table-cell>
          <table:table-cell table:style-name="Tabla2.A1" office:value-type="string">
            <text:p text:style-name="Table_20_Heading">Resultado</text:p>
          </table:table-cell>
          <table:table-cell table:style-name="Tabla2.C1" office:value-type="string">
            <text:p text:style-name="Table_20_Heading">Observaciones</text:p>
          </table:table-cell>
        </table:table-row>
        <table:table-row>
          <table:table-cell table:style-name="Tabla2.A2" office:value-type="string">
            <text:list text:style-name="L2">
              <text:list-item>
                <text:p text:style-name="P4">La apariencia del sistema es correcta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La aceleración gráfica 3D funciona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Se reproduce audio correctamente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Se graba audio correctamente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Considera las aplicaciones incluidas suficientes para cubrir las necesidades típicas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Las aplicaciones están traducidas al Español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Las asociaciones de ficheros/aplicación son correctas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Se reproducen todo tipo de ficheros de audio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Se reproducen todo tipo de ficheros de vídeo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Se reproducen CDs/DVDs (audio/vídeo)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Se pueden grabar CDs/DVDs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Funcionan periféricos como: pendrives, webcams, cámaras digitales, bluetooth...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list text:style-name="L2">
              <text:list-item text:start-value="1">
                <text:p text:style-name="P4">Satisface todas las funcionalidades de la versión anterior del SO </text:p>
              </text:list-item>
            </text:list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  <table:table-row>
          <table:table-cell table:style-name="Tabla2.A2" office:value-type="string">
            <text:p text:style-name="Table_20_Contents">- </text:p>
          </table:table-cell>
          <table:table-cell table:style-name="Tabla2.A2" office:value-type="string">
            <text:p text:style-name="Table_20_Contents">- </text:p>
          </table:table-cell>
          <table:table-cell table:style-name="Tabla2.C2" office:value-type="string">
            <text:p text:style-name="Table_20_Contents">- </text:p>
          </table:table-cell>
        </table:table-row>
        <table:table-row table:style-name="Tabla2.16">
          <table:table-cell table:style-name="Tabla2.A2" office:value-type="string">
            <text:p text:style-name="Table_20_Contents">Otras observaciones </text:p>
          </table:table-cell>
          <table:table-cell table:style-name="Tabla2.C2" table:number-columns-spanned="2" office:value-type="string">
            <text:p text:style-name="Table_20_Contents"/>
          </table:table-cell>
          <table:covered-table-cell/>
        </table:table-row>
      </table:table>
      <text:p text:style-name="Text_20_body"><text:bookmark text:name="attach_files_lin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0.917cm" fo:margin-right="0.92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hernandez</meta:initial-creator>
    <meta:creation-date>2009-01-29T10:41:35</meta:creation-date>
    <dc:creator>jhernandez</dc:creator>
    <dc:date>2009-01-29T12:40:09</dc:date>
    <meta:editing-cycles>4</meta:editing-cycles>
    <meta:editing-duration>PT51M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22" meta:word-count="123" meta:character-count="897"/>
  </office:meta>
</office:document-meta>
</file>